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f6fb" officeooo:paragraph-rsid="0015f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8 li grupla halinde gelcekler</text:p>
      <text:p text:style-name="P1">tekli gelenler ateş edicek</text:p>
      <text:p text:style-name="P1">boss gelicek mermi atıcak</text:p>
      <text:p text:style-name="P1">-----------------------------------</text:p>
      <text:p text:style-name="P1">8li gelenler kıvrıla kıvrıla gelicek </text:p>
      <text:p text:style-name="P1">x üzerinde random spawnlancaklar</text:p>
      <text:p text:style-name="P1">kıvrılanlar başlangıç gemisi random x de spawnlancak ve kenara gelene kadar artıcak sonra azalcak sonra artıcak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8:10:54.774788123</meta:creation-date>
    <dc:date>2021-03-21T18:14:48.634081050</dc:date>
    <meta:editing-duration>PT3M55S</meta:editing-duration>
    <meta:editing-cycles>1</meta:editing-cycles>
    <meta:document-statistic meta:table-count="0" meta:image-count="0" meta:object-count="0" meta:page-count="1" meta:paragraph-count="7" meta:word-count="39" meta:character-count="295" meta:non-whitespace-character-count="262"/>
    <meta:generator>LibreOffice/7.0.3.1$Linux_X86_64 LibreOffice_project/00$Build-1</meta:generator>
  </office:meta>
</office:document-meta>
</file>